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2" style:family="paragraph" style:parent-style-name="Standard">
      <style:paragraph-properties fo:text-align="start" style:justify-single-word="false" style:text-autospace="none"/>
      <style:text-properties fo:color="#000000" style:font-name="CourierNewPSMT" fo:font-size="10pt" fo:font-weight="bold" style:font-name-asian="CourierNewPSMT" style:font-size-asian="10pt" style:font-weight-asian="bold" style:font-name-complex="CourierNewPSMT" style:font-size-complex="10pt" style:font-weight-complex="bold"/>
    </style:style>
    <style:style style:name="P3" style:family="paragraph" style:parent-style-name="Standard">
      <style:paragraph-properties fo:text-align="start" style:justify-single-word="false" style:text-autospace="none"/>
      <style:text-properties fo:color="#000000" style:font-name="CourierNewPSMT" fo:font-size="10pt" fo:font-weight="normal" style:font-name-asian="CourierNewPSMT" style:font-size-asian="10pt" style:font-weight-asian="normal" style:font-name-complex="CourierNewPSMT" style:font-size-complex="10pt" style:font-weight-complex="normal"/>
    </style:style>
    <style:style style:name="P4" style:family="paragraph" style:parent-style-name="Standard">
      <style:paragraph-properties fo:text-align="start" style:justify-single-word="false" style:text-autospace="none"/>
      <style:text-properties fo:color="#000000" style:font-name="CourierNewPSMT" fo:font-size="12pt" fo:font-weight="bold" style:font-name-asian="CourierNewPSMT" style:font-size-asian="12pt" style:font-weight-asian="bold" style:font-name-complex="CourierNewPSMT" style:font-size-complex="12pt" style:font-weight-complex="bold"/>
    </style:style>
    <style:style style:name="P5" style:family="paragraph" style:parent-style-name="Standard">
      <style:paragraph-properties fo:text-align="start" style:justify-single-word="false" style:text-autospace="none"/>
      <style:text-properties fo:color="#000000" style:font-name="CourierNewPSMT" fo:font-size="12pt" style:font-name-asian="CourierNewPSMT" style:font-size-asian="12pt" style:font-name-complex="CourierNewPSMT" style:font-size-complex="12pt"/>
    </style:style>
    <style:style style:name="P6" style:family="paragraph" style:parent-style-name="Standard">
      <style:paragraph-properties fo:text-align="start" style:justify-single-word="false" style:text-autospace="none"/>
      <style:text-properties fo:color="#2300dd" style:font-name="CourierNewPSMT" fo:font-size="10pt" style:font-name-asian="CourierNewPSMT" style:font-size-asian="10pt" style:font-name-complex="CourierNewPSMT" style:font-size-complex="10pt"/>
    </style:style>
    <style:style style:name="P7" style:family="paragraph" style:parent-style-name="Standard">
      <style:paragraph-properties fo:text-align="start" style:justify-single-word="false" style:text-autospace="none"/>
      <style:text-properties fo:color="#2300dd" style:font-name="CourierNewPSMT" fo:font-size="10pt" fo:font-weight="normal" style:font-name-asian="CourierNewPSMT" style:font-size-asian="10pt" style:font-weight-asian="normal" style:font-name-complex="CourierNewPSMT" style:font-size-complex="10pt" style:font-weight-complex="normal"/>
    </style:style>
    <style:style style:name="P8" style:family="paragraph" style:parent-style-name="Standard">
      <style:paragraph-properties fo:text-align="start" style:justify-single-word="false" style:text-autospace="none"/>
      <style:text-properties fo:color="#008100" style:font-name="CourierNewPSMT" fo:font-size="10pt" style:font-name-asian="CourierNewPSMT" style:font-size-asian="10pt" style:font-name-complex="CourierNewPSMT" style:font-size-complex="10pt"/>
    </style:style>
    <style:style style:name="P9" style:family="paragraph" style:parent-style-name="Standard">
      <style:paragraph-properties fo:text-align="start" style:justify-single-word="false" style:text-autospace="none"/>
      <style:text-properties fo:color="#2300dc" style:font-name="CourierNewPSMT" fo:font-size="10pt" fo:font-weight="normal" style:font-name-asian="CourierNewPSMT" style:font-size-asian="10pt" style:font-weight-asian="normal" style:font-name-complex="CourierNewPSMT" style:font-size-complex="10pt" style:font-weight-complex="normal"/>
    </style:style>
    <style:style style:name="P10" style:family="paragraph" style:parent-style-name="Standard" style:list-style-name="L1">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11" style:family="paragraph" style:parent-style-name="Standard">
      <style:paragraph-properties fo:text-align="start" style:justify-single-word="false" style:text-autospace="none"/>
      <style:text-properties fo:color="#2300dc" style:font-name="CourierNewPSMT" fo:font-size="10pt" fo:font-weight="normal" style:font-name-asian="CourierNewPSMT" style:font-size-asian="10pt" style:font-weight-asian="normal" style:font-name-complex="CourierNewPSMT" style:font-size-complex="10pt" style:font-weight-complex="normal"/>
    </style:style>
    <style:style style:name="T1" style:family="text">
      <style:text-properties fo:color="#2300dd"/>
    </style:style>
    <style:style style:name="T2" style:family="text">
      <style:text-properties fo:color="#000000"/>
    </style:style>
    <style:style style:name="T3" style:family="text">
      <style:text-properties fo:color="#2300dc"/>
    </style:style>
    <style:style style:name="T4" style:family="text">
      <style:text-properties fo:color="#2300dc" fo:font-weight="normal" style:font-weight-asian="normal" style:font-weight-complex="normal"/>
    </style:style>
    <style:style style:name="T5" style:family="text">
      <style:text-properties fo:font-size="10pt" fo:font-weight="bold" style:font-size-asian="10pt" style:font-weight-asian="bold" style:font-size-complex="10pt"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8000"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text:p>
      <text:p text:style-name="P1">Gameloft Live is a social platform for owners of Gameloft games that allows players to chat, compete and challenge each other, provides online leaderboards for Gameloft games and more.</text:p>
      <text:p text:style-name="P4"/>
      <text:p text:style-name="P5"><text:span text:style-name="T6">Contact: </text:span><text:a xlink:type="simple" xlink:href="mailto:GLLIVE-Support@gameloft.com"><text:span text:style-name="T5">GLLIVE-Support@gameloft.com</text:span></text:a><text:span text:style-name="T5"> </text:span></text:p>
      <text:p text:style-name="P4"/>
      <text:p text:style-name="P4">Integration:</text:p>
      <text:p text:style-name="P1"/>
      <text:p text:style-name="P2">Set the following flags in config.bat:</text:p>
      <text:p text:style-name="P2"/>
      <text:p text:style-name="P1"><text:s text:c="4"/>set USE_GLLIVE_HTML5=1</text:p>
      <text:p text:style-name="P1">If making a build for GL Shop:</text:p>
      <text:p text:style-name="P1"><text:s text:c="4"/>set GLIVE_GL_SHOP=1</text:p>
      <text:p text:style-name="P1">Otherwise</text:p>
      <text:p text:style-name="P1"><text:s text:c="4"/>set GLIVE_GL_SHOP=0</text:p>
      <text:p text:style-name="P1">If making build for SKT:</text:p>
      <text:p text:style-name="P1"><text:s text:c="4"/>set GLIVE_SKT=1</text:p>
      <text:p text:style-name="P1">If making build for KT:</text:p>
      <text:p text:style-name="P1"><text:s text:c="4"/>set GLIVE_KT=1</text:p>
      <text:p text:style-name="P1">If making build for Amazon:</text:p>
      <text:p text:style-name="P1"><text:s text:c="4"/>set USE_AMAZONMP=1</text:p>
      <text:p text:style-name="P1"/>
      <text:p text:style-name="P1"><text:tab/>- also use the latest AndroidManifest.xml.template that has all the code for the new GL Live</text:p>
      <text:p text:style-name="P1"/>
      <text:p text:style-name="P1"/>
      <text:p text:style-name="P2">To start GL Live, implement the following method in Game.java:</text:p>
      <text:list xml:id="list40659640" text:style-name="L1">
        <text:list-header>
          <text:p text:style-name="P10"/>
        </text:list-header>
      </text:list>
      <text:p text:style-name="P6">import APP_PACKAGE.GLiveHTML.GLLiveActivity;</text:p>
      <text:p text:style-name="P6">...</text:p>
      <text:p text:style-name="P6">void launchGLive(String GGI, String trophies)</text:p>
      <text:p text:style-name="P6">{</text:p>
      <text:p text:style-name="P6"><text:span text:style-name="T2"><text:s text:c="4"/></text:span>Intent myIntent = new Intent(this, GLLiveActivity.class);</text:p>
      <text:p text:style-name="P6"><text:span text:style-name="T2"><text:s text:c="4"/></text:span>myIntent.putExtra("gginame", GGI);</text:p>
      <text:p text:style-name="P1"><text:s text:c="4"/><text:span text:style-name="T1">myIntent.putExtra("trophies", trophies); </text:span></text:p>
      <text:p text:style-name="P8">// trophies should be a string containing the list of trophies that are unlocked, separated by comma (ex: "15,34,65,78")</text:p>
      <text:p text:style-name="P6"><text:span text:style-name="T2"><text:s text:c="4"/></text:span>startActivity(myIntent);</text:p>
      <text:p text:style-name="P6">}</text:p>
      <text:p text:style-name="P1"/>
      <text:p text:style-name="P2">To automatically log in a certain user, you can use the following method:</text:p>
      <text:p text:style-name="P6"/>
      <text:p text:style-name="P6">void launchGLive(String GGI, String trophies, String user, String pass)</text:p>
      <text:p text:style-name="P6">{</text:p>
      <text:p text:style-name="P6"><text:span text:style-name="T2"><text:s text:c="4"/></text:span>Intent myIntent = new Intent(this, GLLiveActivity.class);</text:p>
      <text:p text:style-name="P6"><text:span text:style-name="T2"><text:s text:c="4"/></text:span>myIntent.putExtra("gginame", GGI);</text:p>
      <text:p text:style-name="P1"><text:s text:c="4"/><text:span text:style-name="T1">myIntent.putExtra("trophies", trophies); </text:span></text:p>
      <text:p text:style-name="P8"><text:s text:c="4"/><text:span text:style-name="T3">myIntent.putExtra("username", user);</text:span> // send null for normal login</text:p>
      <text:p text:style-name="P8"><text:s text:c="4"/><text:span text:style-name="T3">myIntent.putExtra("password", pass);</text:span> // send null for normal login</text:p>
      <text:p text:style-name="P6"><text:span text:style-name="T2"><text:s text:c="4"/></text:span>startActivity(myIntent);</text:p>
      <text:p text:style-name="P6">}</text:p>
      <text:p text:style-name="P1"/>
      <text:p text:style-name="P2"/>
      <text:p text:style-name="P2"/>
      <text:p text:style-name="P2"/>
      <text:p text:style-name="P2"/>
      <text:p text:style-name="P2"/>
      <text:p text:style-name="P2"><text:soft-page-break/></text:p>
      <text:p text:style-name="P2">If you want to have the GL Live page open at a different screen other than the home page, add the following code before the startActivity call:</text:p>
      <text:p text:style-name="P2"/>
      <text:p text:style-name="P3">- For Account Creation section(only if user is not already auto-logged in) :</text:p>
      <text:p text:style-name="P3"><text:s text:c="2"/><text:span text:style-name="T3">myIntent.putExtra("goto_page", "createaccount"); </text:span></text:p>
      <text:p text:style-name="P3">- For Friends section :</text:p>
      <text:p text:style-name="P3"><text:s text:c="2"/><text:span text:style-name="T3">myIntent.putExtra("goto_page", "myfriends");</text:span> </text:p>
      <text:p text:style-name="P3">- For My Wall section:</text:p>
      <text:p text:style-name="P3"><text:s text:c="2"/><text:span text:style-name="T3">myIntent.putExtra("goto_page", "mywall");</text:span> </text:p>
      <text:p text:style-name="P3">- For My Games section:</text:p>
      <text:p text:style-name="P3"><text:s text:c="2"/><text:span text:style-name="T3">myIntent.putExtra("goto_page", "mygames"); </text:span><text:span text:style-name="T6"><text:s/></text:span></text:p>
      <text:p text:style-name="P2"/>
      <text:p text:style-name="P2">When starting a game use the following static method from GLLiveActivity to display a welcome message if the user is already logged in to GLive:</text:p>
      <text:p text:style-name="P1"><text:s text:c="4"/></text:p>
      <text:p text:style-name="P6">public static void popupWelcomeUser(Activity thiz, RelativeLayout anchor);</text:p>
      <text:p text:style-name="P8">//”thiz” is the game's main activity, and “anchor” is the layout to which the popup message is attached. this should be a RelativeLayout, or else it will not be displayed properly</text:p>
      <text:p text:style-name="P1"/>
      <text:p text:style-name="P1">example:</text:p>
      <text:p text:style-name="P6"/>
      <text:p text:style-name="P6">import APP_PACKAGE.GLiveHTML.GLLiveActivity;</text:p>
      <text:p text:style-name="P6">...</text:p>
      <text:p text:style-name="P6">GLLiveActivity.popupWelcomeUser(this, mainView);</text:p>
      <text:p text:style-name="P1"/>
      <text:p text:style-name="P1">- The login information is stored with encryption in a SharedPreferences file of the application.</text:p>
      <text:p text:style-name="P1">To access the info, call the following static methods from the GLLiveActivity class:</text:p>
      <text:p text:style-name="P1"><text:s text:c="4"/><text:span text:style-name="T3">public static String getUsername();</text:span></text:p>
      <text:p text:style-name="P1"><text:s text:c="4"/><text:span text:style-name="T3">public static String getPassword();</text:span></text:p>
      <text:p text:style-name="P2"/>
      <text:p text:style-name="P2"/>
      <text:p text:style-name="P2">When the user completes an achievement in the game, use the following method to show the user a popup notification message about it. </text:p>
      <text:p text:style-name="P3"/>
      <text:p text:style-name="P9">public static void popupTrophy(Activity thiz, RelativeLayout anchor, int trophyIdx, GLLiveActivity.NotifyTrophyInterface NTInterface)</text:p>
      <text:p text:style-name="P3"/>
      <text:p text:style-name="P3">The parameters that need to be sent are as follows: </text:p>
      <text:p text:style-name="P3">“thiz” - The game's main activity</text:p>
      <text:p text:style-name="P3">“anchor” - The activity's main layout. Should be a RelativeLayout or it won't display properly</text:p>
      <text:p text:style-name="P3">“trophyIdx” - The index number of the trophy that needs to be unlocked.</text:p>
      <text:p text:style-name="P3">“NTInterface” - The callback interface that needs to be implemented to handle success/failure of the notify action. See below.</text:p>
      <text:p text:style-name="P3"/>
      <text:p text:style-name="P3">This method will run a php script and receive a message to display to the user. It will also unlock the trophy server-side.</text:p>
      <text:p text:style-name="P3">The method will call <text:span text:style-name="T1">onTrophyNotifySuccess</text:span> from the <text:span text:style-name="T3">NotifyTrophyInterface</text:span> interface if the operation was successful and <text:span text:style-name="T1">onTrophyNotifyFailed</text:span> otherwise (common reasons of failure are a lack of Internet connection, or the user not being logged in to GL Live, or the trophy being already notified). You should cache the result if it's failed, and use it to try again later or save the trophies that need to be notified for when the user enters GL Live, via the “trophies” intent extra from the launchGLive method.</text:p>
      <text:p text:style-name="P3"/>
      <text:p text:style-name="P3"><text:soft-page-break/></text:p>
      <text:p text:style-name="P3">Example:</text:p>
      <text:p text:style-name="P3"/>
      <text:p text:style-name="P6">import APP_PACKAGE.GLiveHTML.GLLiveActivity;</text:p>
      <text:p text:style-name="P6">import APP_PACKAGE.GLiveHTML.GLLiveActivity.<text:span text:style-name="T4">NotifyTrophyInterface;</text:span></text:p>
      <text:p text:style-name="P6">…</text:p>
      <text:p text:style-name="P6"/>
      <text:p text:style-name="P6"><text:span text:style-name="T4">Notify</text:span><text:span text:style-name="T7">TrophyInterface </text:span><text:span text:style-name="T4">N</text:span><text:span text:style-name="T7">TInterface = new </text:span><text:span text:style-name="T4">Notify</text:span><text:span text:style-name="T7">TrophyInterface() {<text:line-break/> <text:s text:c="3"/>public void onTrophyNotifySuccess(int trophyId) {<text:line-break/> <text:s text:c="8"/></text:span><text:span text:style-name="T8">// trophyId – successfully notified</text:span><text:span text:style-name="T7"><text:line-break/> <text:s text:c="3"/>}<text:line-break/> <text:s text:c="3"/>public void onTrophyNotifyFailed(int trophyId, String errorMessage) {<text:line-break/> <text:s text:c="8"/></text:span><text:span text:style-name="T8">// trophyId – failed to notify, see errorMessage for info</text:span></text:p>
      <text:p text:style-name="P7"><text:s text:c="4"/>}<text:line-break/>};</text:p>
      <text:p text:style-name="P7">GLLiveActivity.popupTrophy(this, mView, 4, NTInterface);</text:p>
      <text:p text:style-name="P7"/>
      <text:p text:style-name="P7"/>
      <text:p text:style-name="P2"/>
      <text:p text:style-name="P2"/>
      <text:p text:style-name="P2">When the user logs out from the multiplayer section of the game, call the following static method to log out the current user and erase the saved login credentials:</text:p>
      <text:p text:style-name="P3"/>
      <text:p text:style-name="P9">public static void setMPLogout();</text:p>
      <text:p text:style-name="P9"/>
      <text:p text:style-name="P3">example:</text:p>
      <text:p text:style-name="P3"/>
      <text:p text:style-name="P6">import APP_PACKAGE.GLiveHTML.GLLiveActivity;</text:p>
      <text:p text:style-name="P6">...</text:p>
      <text:p text:style-name="P7">GLLiveActivity.setMPLog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ta </meta:initial-creator>
    <meta:creation-date>2012-04-23T11:07:16.37</meta:creation-date>
    <dc:date>2012-08-03T20:52:45.96</dc:date>
    <dc:creator>Cata </dc:creator>
    <meta:editing-duration>PT20H53M10S</meta:editing-duration>
    <meta:editing-cycles>20</meta:editing-cycles>
    <meta:generator>OpenOffice.org/3.3$Win32 OpenOffice.org_project/330m20$Build-9567</meta:generator>
    <meta:document-statistic meta:table-count="0" meta:image-count="0" meta:object-count="0" meta:page-count="3" meta:paragraph-count="81" meta:word-count="652" meta:character-count="4808"/>
  </office:meta>
</office:document-meta>
</file>